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riversLicense.DriversLicense( Long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sLicense.DriversLice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riversLicens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sLicense.setNumber( Long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sLicense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sLicense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sLicense.DriversLicense( Long id , Long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